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19e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ouch</text:span>(IOS) <text:s text:c="17"/>Specifica<text:span text:style-name="T2">t</text:span>ion Document <text:s text:c="19"/><text:span text:style-name="T2">touch</text:span>(IOS)</text:p>
      <text:p text:style-name="P2"/>
      <text:p text:style-name="P2"/>
      <text:p text:style-name="P2"/>
      <text:p text:style-name="P4">NAME</text:p>
      <text:p text:style-name="P3"><text:s text:c="7"/>touch<text:span text:style-name="T1"> – create new file or truncate it's content</text:span></text:p>
      <text:p text:style-name="P2"/>
      <text:p text:style-name="P4">SYNOPSIS</text:p>
      <text:p text:style-name="P3"><text:s text:c="7"/>touch<text:span text:style-name="T1"> &lt;file name&gt;</text:span></text:p>
      <text:p text:style-name="P2"/>
      <text:p text:style-name="P4">DESCRIPTION</text:p>
      <text:p text:style-name="P3"><text:s text:c="7"/>Created a new file with the given name, if the file already exists its</text:p>
      <text:p text:style-name="P3"><text:s text:c="7"/>content is truncated.</text:p>
      <text:p text:style-name="P3"><text:s text:c="7"/>If the wanted file name has spaces it must be quoted, example:</text:p>
      <text:p text:style-name="P3"><text:s text:c="11"/>$ touch “my awesome file”</text:p>
      <text:p text:style-name="P2"/>
      <text:p text:style-name="P4">SEE ALSO</text:p>
      <text:p text:style-name="P3"><text:s text:c="7"/><text:span text:style-name="T1">creat (system call)</text:span></text:p>
      <text:p text:style-name="P4"><text:s text:c="7"/>rm, remove files or directories</text:p>
      <text:p text:style-name="P4"><text:s text:c="7"/>cat, print content of file on standard output</text:p>
      <text:p text:style-name="P2"/>
      <text:p text:style-name="P4">REPORTING BUGS</text:p>
      <text:p text:style-name="P3"><text:s text:c="7"/>not known bugs<text:span text:style-name="T1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09:23:10.430057549</dc:date>
    <meta:editing-duration>PT19M44S</meta:editing-duration>
    <meta:editing-cycles>11</meta:editing-cycles>
    <meta:generator>LibreOffice/6.3.6.2$Linux_X86_64 LibreOffice_project/30$Build-2</meta:generator>
    <meta:document-statistic meta:table-count="0" meta:image-count="0" meta:object-count="0" meta:page-count="1" meta:paragraph-count="18" meta:word-count="80" meta:character-count="593" meta:non-whitespace-character-count="417"/>
  </office:meta>
</office:document-meta>
</file>